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076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023cm" fo:break-before="auto" style:use-optimal-row-height="true"/>
    </style:style>
    <style:style style:name="ro8" style:family="table-row">
      <style:table-row-properties style:row-height="1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0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2"/>
          <table:covered-table-cell table:style-name="ce19"/>
          <table:covered-table-cell table:number-columns-repeated="3" table:style-name="ce28"/>
          <table:covered-table-cell table:number-columns-repeated="2" table:style-name="ce40"/>
          <table:covered-table-cell table:style-name="ce2"/>
          <table:table-cell table:style-name="ce40" table:number-columns-repeated="1010"/>
          <table:table-cell table:number-columns-repeated="5"/>
        </table:table-row>
        <table:table-row table:style-name="ro2">
          <table:table-cell table:style-name="ce2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19"/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3">
          <table:table-cell table:style-name="ce2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2"/>
          <table:table-cell table:style-name="ce17"/>
          <table:table-cell table:style-name="ce19"/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5">
          <table:table-cell table:style-name="ce2" table:number-columns-repeated="2"/>
          <table:table-cell table:style-name="ce19"/>
          <table:table-cell table:style-name="ce28" table:number-columns-repeated="3"/>
          <table:table-cell table:style-name="ce40"/>
          <table:table-cell table:style-name="ce40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20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20"/>
          <table:table-cell table:style-name="ce20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20" office:value-type="string" calcext:value-type="string">
            <text:p>min.</text:p>
          </table:table-cell>
          <table:table-cell table:style-name="ce20" office:value-type="string" calcext:value-type="string">
            <text:p>max.</text:p>
          </table:table-cell>
          <table:table-cell table:style-name="ce31" table:formula="of:=SUM([.F10:.F206])" office:value-type="float" office:value="33" calcext:value-type="float">
            <text:p>33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LightSceneID</text:p>
          </table:table-cell>
          <table:table-cell table:style-name="ce18"/>
          <table:table-cell table:style-name="ce7" office:value-type="string" calcext:value-type="string">
            <text:p>(uint32_t)Light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Light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Default </text:p>
          </table:table-cell>
          <table:table-cell table:style-name="ce25" office:value-type="string" calcext:value-type="string">
            <text:p>LightScene_Day::BRIGHTNESS_Min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Disco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3]+[.F13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4]+[.F14]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Brightness 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6]+[.F16]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Night_Brightness</text:p>
          </table:table-cell>
          <table:table-cell table:style-name="ce18"/>
          <table:table-cell table:style-name="ce25" office:value-type="string" calcext:value-type="string">
            <text:p>LightScene_Night::BRIGHTNESS_Default </text:p>
          </table:table-cell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>
            <text:p>LightScene_Night::BRIGHTNESS_Max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8]+[.F18]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9]+[.F19]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Rainbow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1]+[.F21]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2]+[.F22]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 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4]+[.F24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 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5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23:Parameter.F129 Parameter.F11:Parameter.H12 Parameter.G13:Parameter.H129 Parameter.C39:Parameter.E129 Parameter.D24:Parameter.D38 Parameter.C28:Parameter.C38 Parameter.D10:Parameter.D11 Parameter.C26:Parameter.C26 Parameter.E28:Parameter.E38 Parameter.C24:Parameter.C24 Parameter.F20:Parameter.F20 Parameter.F17:Parameter.F18 Parameter.F15:Parameter.F15 Parameter.C10:Parameter.C10 Parameter.E10:Parameter.H10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0.6.2$Windows_X86_64 LibreOffice_project/144abb84a525d8e30c9dbbefa69cbbf2d8d4ae3b</meta:generator>
    <dc:date>2023-04-27T20:36:07.081000000</dc:date>
    <meta:editing-duration>P16DT14H39M13S</meta:editing-duration>
    <meta:editing-cycles>601</meta:editing-cycles>
    <meta:document-statistic meta:table-count="1" meta:cell-count="148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LightSceneHdl.h"""
    Print #iFile, "#include ""LightScene_Day.h"""
    Print #iFile, "#include ""LightScene_Night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static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;"
    Print #iFile, "        const static uint32_t COLOR_Min = 0;"
    Print #iFile, "        const static uint32_t COLOR_Max = 0xFFFFFFFF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"
    Print #iFile, "        static uint16_t GetAddr(Id id);"
    Print #iFile, "        static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